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62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Data type</text:p>
          </table:table-cell>
          <table:table-cell table:style-name="Default" office:value-type="string" calcext:value-type="string">
            <text:p>Categorical</text:p>
          </table:table-cell>
          <table:table-cell table:style-name="Default" office:value-type="string" calcext:value-type="string">
            <text:p>Required</text:p>
          </table:table-cell>
          <table:table-cell table:style-name="Default" office:value-type="string" calcext:value-type="string">
            <text:p>Identifier</text:p>
          </table:table-cell>
          <table:table-cell office:value-type="string" calcext:value-type="string">
            <text:p>Reasonable range</text:p>
          </table:table-cell>
          <table:table-cell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ccesscon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Determines what type of traffic allowed on a 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edroad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Description of roads added to the GIS that are 250 feet or more and serve a specific land 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verage annual daily traff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tderivat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How ADT is deriv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tstatio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DT count station location num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t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Year of ADT col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ed_1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Defines the source of the assigned length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signedl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Segment length in mi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categorical (object)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-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n</text:p>
          </table:table-cell>
          <table:table-cell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An unique identifier combining county code and roadinventory_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b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5</text:p>
          </table:table-cell>
          <table:table-cell office:value-type="string" calcext:value-type="string">
            <text:p>Curb type identif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active</text:p>
          </table:table-cell>
          <table:table-cell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ate road active or 1/1/2004, whichever soon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_1</text:p>
          </table:table-cell>
          <table:table-cell office:value-type="string" calcext:value-type="string">
            <text:p>floa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easured length along the specified EquationRoute where this roadsegment 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ationro</text:p>
          </table:table-cell>
          <table:table-cell office:value-type="string" calcext:value-type="string">
            <text:p>floa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easured length along the specified EquationRoute where this roadsegment star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ility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12</text:p>
          </table:table-cell>
          <table:table-cell office:value-type="string" calcext:value-type="string">
            <text:p>Mainline roadway, roundabout, tunnel, et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alaid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histor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eralfun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7</text:p>
          </table:table-cell>
          <table:table-cell office:value-type="string" calcext:value-type="string">
            <text:p>federal function class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mcity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mendtyp</text:p>
          </table:table-cell>
          <table:table-cell office:value-type="string" calcext:value-type="string">
            <text:p>categorical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defines the start of the street the segment lies 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mmeasur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he measured length along the RoadSegment feature where the RoadInventory segment beg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m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state where the street starts, when at a state bounda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mstreet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ross-street where the street starts, when it does so at a cross-stre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nction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use urban/rural designation to int64erpret functional class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uturefac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known defini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pmscod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2 is part of the highway performance monitoring system, else FALS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pmssample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dentifier of the hpms samp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avement roughn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Data collected = 1 else the reason why FALS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Year of IRI measur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risdicti</text:p>
          </table:table-cell>
          <table:table-cell office:value-type="string" calcext:value-type="string">
            <text:p>categorical (mixed1)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0, B-J</text:p>
          </table:table-cell>
          <table:table-cell office:value-type="string" calcext:value-type="string">
            <text:p>Who has jurisdiction over the roadw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shou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dth of lefthand shou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shoul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type of lefthand shou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ftsidewa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dth of lefthand sidewa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fecycles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Describes status of road; parking lot, roadway, ferry, etc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ssdothig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MassDOT distri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n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type of median on divided roa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nwidt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dth of the medain in fe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h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1 on metropolitan highway system, 0 n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leagecou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mileage counted towards road centerline mile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o</text:p>
          </table:table-cell>
          <table:table-cell office:value-type="string" calcext:value-type="string">
            <text:p>categorical (object)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etropolitan Planning Org; translate to categorical? TRANSLATE 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nicipals</text:p>
          </table:table-cell>
          <table:table-cell office:value-type="string" calcext:value-type="string">
            <text:p>categorical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1 city, 2 town, 3 town with city govern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hsstatus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15</text:p>
          </table:table-cell>
          <table:table-cell office:value-type="string" calcext:value-type="string">
            <text:p>national highway system stat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ofpe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umber of peak hour lan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oft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osingd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5-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ositenu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i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scribes pavement condi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iyea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Year of PSI estim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ofway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ight of way widt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sho_1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dth of right shou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shou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type of right should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sidew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dth of right sidewa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adinven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ique identifier of the road inventory fi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adsegmen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ique identifier of the base ar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direc</text:p>
          </table:table-cell>
          <table:table-cell office:value-type="string" calcext:value-type="string">
            <text:p>categorical (object)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Direction TRANSLATE 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from</text:p>
          </table:table-cell>
          <table:table-cell office:value-type="string" calcext:value-type="string">
            <text:p>floa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easured length along Route where this roadinventory segment 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key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rimary state numbered route on which this segment lies. This could be handy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numbe</text:p>
          </table:table-cell>
          <table:table-cell office:value-type="string" calcext:value-type="string">
            <text:p>objec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oute number design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quali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Not implemented at this time (supposedl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syste</text:p>
          </table:table-cell>
          <table:table-cell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oute system, can be categor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to</text:p>
          </table:table-cell>
          <table:table-cell office:value-type="string" calcext:value-type="string">
            <text:p>float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easured length along Route where this roadinventory segment star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ute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Non-numbered, numbered and h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pa</text:p>
          </table:table-cell>
          <table:table-cell office:value-type="string" calcext:value-type="string">
            <text:p>categorical (object)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ional Planning Agency, can be categorical. TRANSLATE 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pe_len</text:p>
          </table:table-cell>
          <table:table-cell office:value-type="string" calcext:value-type="string">
            <text:p>floa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nknown defini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edlimit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5-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eetlist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dentifier of the street segment is on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treetna_1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table:style-name="ce3"/>
          <table:table-cell table:style-name="ce3" office:value-type="string" calcext:value-type="string">
            <text:p>WILL COMBINE int64O ONE COLUMN WITH STREET NAME</text:p>
          </table:table-cell>
          <table:table-cell table:style-name="ce3" table:number-columns-repeated="1017"/>
        </table:table-row>
        <table:table-row table:style-name="ro1">
          <table:table-cell table:style-name="ce2" office:value-type="string" calcext:value-type="string">
            <text:p>streetname</text:p>
          </table:table-cell>
          <table:table-cell table:style-name="ce3" office:value-type="string" calcext:value-type="string">
            <text:p>object</text:p>
          </table:table-cell>
          <table:table-cell office:value-type="boolean" office:boolean-value="false" calcext:value-type="boolean">
            <text:p>FALSE</text:p>
          </table:table-cell>
          <table:table-cell table:style-name="ce5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treetoper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 one way, 2 two w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uctural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route</text:p>
          </table:table-cell>
          <table:table-cell office:value-type="string" calcext:value-type="string">
            <text:p>categorical (object)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optional design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typ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9</text:p>
          </table:table-cell>
          <table:table-cell office:value-type="string" calcext:value-type="string">
            <text:p>Type of road surfa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facewid</text:p>
          </table:table-cell>
          <table:table-cell office:value-type="string" calcext:value-type="string">
            <text:p>int64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Measurement of traveled way, minus should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city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351</text:p>
          </table:table-cell>
          <table:table-cell office:value-type="string" calcext:value-type="string">
            <text:p>city names; link up with other names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endtyp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describes end of street segment lies 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llroad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measure</text:p>
          </table:table-cell>
          <table:table-cell office:value-type="string" calcext:value-type="string">
            <text:p>floa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he measured length along the RoadSegment feature where the RoadInventory segment 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sta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1-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streetna</text:p>
          </table:table-cell>
          <table:table-cell office:value-type="string" calcext:value-type="string">
            <text:p>string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he cross-street where the street 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cknetwo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unknown defini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ckroute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Type of trucks allow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divide_1</text:p>
          </table:table-cell>
          <table:table-cell office:value-type="string" calcext:value-type="string">
            <text:p>int64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Width of the should on opposite side of r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dividedl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-4</text:p>
          </table:table-cell>
          <table:table-cell office:value-type="string" calcext:value-type="string">
            <text:p>type of shoulder on the lefthand side of road while travelling NB/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izeda</text:p>
          </table:table-cell>
          <table:table-cell office:value-type="string" calcext:value-type="string">
            <text:p>int64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ural or description of urban area 23 different factors that could actually be four. Consider combining. TRANSLATE 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rbantype</text:p>
          </table:table-cell>
          <table:table-cell office:value-type="string" calcext:value-type="string">
            <text:p>int64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1-5</text:p>
          </table:table-cell>
          <table:table-cell office:value-type="string" calcext:value-type="string">
            <text:p>Describes the population density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G1048575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09:48:53.024155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3:27:52.775832464</meta:creation-date>
    <dc:date>2016-06-18T10:44:37.131766071</dc:date>
    <meta:editing-duration>PT3H43M16S</meta:editing-duration>
    <meta:editing-cycles>61</meta:editing-cycles>
    <meta:generator>LibreOffice/4.2.8.2$Linux_X86_64 LibreOffice_project/420m0$Build-2</meta:generator>
    <meta:document-statistic meta:table-count="1" meta:cell-count="571" meta:object-count="0"/>
  </office:meta>
</office:document-meta>
</file>